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11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5.278in"/>
    </style:style>
    <style:style style:name="co10" style:family="table-column">
      <style:table-column-properties fo:break-before="auto" style:column-width="7.7654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2.4799in"/>
    </style:style>
    <style:style style:name="co13" style:family="table-column">
      <style:table-column-properties fo:break-before="auto" style:column-width="1.8256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7.9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PSU_Prozes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PSU_Prozessor\PSU_Prozessor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6/09/2022 08:59: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C68148S</text:p>
          </table:table-cell>
          <table:table-cell office:value-type="string" calcext:value-type="string">
            <text:p>SamacSys_Parts:FC68148S</text:p>
          </table:table-cell>
          <table:table-cell office:value-type="string" calcext:value-type="string">
            <text:p>FC68148S_2</text:p>
          </table:table-cell>
          <table:table-cell office:value-type="string" calcext:value-type="string">
            <text:p>http://www.cliffuk.co.uk/products/dcconnectors/FC68148S.pdf</text:p>
          </table:table-cell>
          <table:table-cell table:number-columns-repeated="2"/>
          <table:table-cell office:value-type="string" calcext:value-type="string">
            <text:p>CLIFF ELECTRONIC COMPONENTS - FC68148S - DC <text:s/>SOCKET, SMD, DC-10AS, 2.1MM PIN</text:p>
          </table:table-cell>
          <table:table-cell/>
          <table:table-cell office:value-type="string" calcext:value-type="string">
            <text:p>CLIFF ELECTRONIC COMPONENTS</text:p>
          </table:table-cell>
          <table:table-cell office:value-type="string" calcext:value-type="string">
            <text:p>FC68148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SamacSys_Parts:1734327-2</text:p>
          </table:table-cell>
          <table:table-cell office:value-type="string" calcext:value-type="string">
            <text:p>SamacSys_Parts:17343272</text:p>
          </table:table-cell>
          <table:table-cell office:value-type="string" calcext:value-type="string">
            <text:p>https://www.te.com/commerce/DocumentDelivery/DDEController?Action=srchrtrv&amp;DocNm=1734327&amp;DocType=Customer+Drawing&amp;DocLang=English&amp;DocFormat=pdf&amp;PartCntxt=1734327-2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https://www.arrow.com/en/products/1734327-2/te-connectivity?region=nac</text:p>
          </table:table-cell>
          <table:table-cell office:value-type="string" calcext:value-type="string">
            <text:p>USB Connectors Mini A R/A Rcpt SMT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571-1734327-2</text:p>
          </table:table-cell>
          <table:table-cell office:value-type="string" calcext:value-type="string">
            <text:p>https://www.mouser.co.uk/ProductDetail/TE-Connectivity/1734327-2?qs=MP5IOa7hLjVR6N4sgEE7x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SamacSys_Parts:1734327-2</text:p>
          </table:table-cell>
          <table:table-cell office:value-type="string" calcext:value-type="string">
            <text:p>SamacSys_Parts:17343272</text:p>
          </table:table-cell>
          <table:table-cell office:value-type="string" calcext:value-type="string">
            <text:p>https://www.te.com/commerce/DocumentDelivery/DDEController?Action=srchrtrv&amp;DocNm=1734327&amp;DocType=Customer+Drawing&amp;DocLang=English&amp;DocFormat=pdf&amp;PartCntxt=1734327-2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https://www.arrow.com/en/products/1734327-2/te-connectivity?region=nac</text:p>
          </table:table-cell>
          <table:table-cell office:value-type="string" calcext:value-type="string">
            <text:p>USB Connectors Mini A R/A Rcpt SMT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571-1734327-2</text:p>
          </table:table-cell>
          <table:table-cell office:value-type="string" calcext:value-type="string">
            <text:p>https://www.mouser.co.uk/ProductDetail/TE-Connectivity/1734327-2?qs=MP5IOa7hLjVR6N4sgEE7x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Display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In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Main_Data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Main_Expr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Main_PS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Out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tatus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1</text:p>
          </table:table-cell>
          <table:table-cell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S1</text:p>
          </table:table-cell>
          <table:table-cell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2</text:p>
          </table:table-cell>
          <table:table-cell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3</text:p>
          </table:table-cell>
          <table:table-cell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A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ce1" office:value-type="string" calcext:value-type="string">
            <text:p>Reichelt</text:p>
          </table:table-cell>
          <table:table-cell table:style-name="ce2" office:value-type="string" calcext:value-type="string">
            <text:p>Mouser</text:p>
          </table:table-cell>
          <table:table-cell table:style-name="ce3" office:value-type="string" calcext:value-type="string">
            <text:p>In Stock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7, C25</text:p>
          </table:table-cell>
          <table:table-cell table:style-name="ce1"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2, C3, C6, C15, C18, C19, C20, C21, C22, C23, C24, C26, C27</text:p>
          </table:table-cell>
          <table:table-cell table:style-name="ce1"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style-name="ce1" office:value-type="string" calcext:value-type="string">
            <text:p>22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0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9, C11, C12, C13</text:p>
          </table:table-cell>
          <table:table-cell table:style-name="ce1"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7</text:p>
          </table:table-cell>
          <table:table-cell table:style-name="ce1"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table:style-name="ce1" office:value-type="string" calcext:value-type="string">
            <text:p>18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1, H2, H3, H4, 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style-name="ce2"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style-name="ce1" office:value-type="string" calcext:value-type="string">
            <text:p>FC68148S</text:p>
          </table:table-cell>
          <table:table-cell office:value-type="string" calcext:value-type="string">
            <text:p>SamacSys_Parts:FC68148S</text:p>
          </table:table-cell>
          <table:table-cell office:value-type="string" calcext:value-type="string">
            <text:p>FC68148S_2</text:p>
          </table:table-cell>
          <table:table-cell office:value-type="string" calcext:value-type="string">
            <text:p>http://www.cliffuk.co.uk/products/dcconnectors/FC68148S.pdf</text:p>
          </table:table-cell>
          <table:table-cell table:number-columns-repeated="2"/>
          <table:table-cell office:value-type="string" calcext:value-type="string">
            <text:p>CLIFF ELECTRONIC COMPONENTS - FC68148S - DC <text:s/>SOCKET, SMD, DC-10AS, 2.1MM PIN</text:p>
          </table:table-cell>
          <table:table-cell/>
          <table:table-cell office:value-type="string" calcext:value-type="string">
            <text:p>CLIFF ELECTRONIC COMPONENTS</text:p>
          </table:table-cell>
          <table:table-cell office:value-type="string" calcext:value-type="string">
            <text:p>FC68148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7</text:p>
          </table:table-cell>
          <table:table-cell table:style-name="ce2" office:value-type="string" calcext:value-type="string">
            <text:p>1734327-2</text:p>
          </table:table-cell>
          <table:table-cell office:value-type="string" calcext:value-type="string">
            <text:p>SamacSys_Parts:1734327-2</text:p>
          </table:table-cell>
          <table:table-cell office:value-type="string" calcext:value-type="string">
            <text:p>SamacSys_Parts:17343272</text:p>
          </table:table-cell>
          <table:table-cell office:value-type="string" calcext:value-type="string">
            <text:p>https://www.te.com/commerce/DocumentDelivery/DDEController?Action=srchrtrv&amp;DocNm=1734327&amp;DocType=Customer+Drawing&amp;DocLang=English&amp;DocFormat=pdf&amp;PartCntxt=1734327-2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https://www.arrow.com/en/products/1734327-2/te-connectivity?region=nac</text:p>
          </table:table-cell>
          <table:table-cell office:value-type="string" calcext:value-type="string">
            <text:p>USB Connectors Mini A R/A Rcpt SMT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571-1734327-2</text:p>
          </table:table-cell>
          <table:table-cell office:value-type="string" calcext:value-type="string">
            <text:p>https://www.mouser.co.uk/ProductDetail/TE-Connectivity/1734327-2?qs=MP5IOa7hLjVR6N4sgEE7xA%3D%3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_Display1, J_Status1, J_Swtich_Lower1, J_Swtich_Lower2, J_Swtich_Upper1, J_Swtich_Upper2</text:p>
          </table:table-cell>
          <table:table-cell table:style-name="ce3"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_In1, J_Out1</text:p>
          </table:table-cell>
          <table:table-cell table:style-name="ce2"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_Main_Data1</text:p>
          </table:table-cell>
          <table:table-cell table:style-name="ce3"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_Main_Expr1</text:p>
          </table:table-cell>
          <table:table-cell table:style-name="ce3"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_Main_PS1</text:p>
          </table:table-cell>
          <table:table-cell table:style-name="ce3"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2"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style-name="ce2"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1</text:p>
          </table:table-cell>
          <table:table-cell table:style-name="ce3"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table:style-name="ce2"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2</text:p>
          </table:table-cell>
          <table:table-cell table:style-name="ce3"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3</text:p>
          </table:table-cell>
          <table:table-cell table:style-name="ce3"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3, Q5</text:p>
          </table:table-cell>
          <table:table-cell table:style-name="ce1"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, Q4, Q6</text:p>
          </table:table-cell>
          <table:table-cell table:style-name="ce1"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6, R16</text:p>
          </table:table-cell>
          <table:table-cell table:style-name="ce1"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7, R17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10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8, R18</text:p>
          </table:table-cell>
          <table:table-cell table:style-name="ce1"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 R14, R15</text:p>
          </table:table-cell>
          <table:table-cell table:style-name="ce1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table:style-name="ce1"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table:style-name="ce1"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1</text:p>
          </table:table-cell>
          <table:table-cell table:style-name="ce1"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20:23.7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20:00:13.840000000</dc:date>
    <meta:editing-duration>PT9H15M43S</meta:editing-duration>
    <meta:editing-cycles>7</meta:editing-cycles>
    <meta:generator>LibreOffice/7.3.3.2$Windows_X86_64 LibreOffice_project/d1d0ea68f081ee2800a922cac8f79445e4603348</meta:generator>
    <meta:document-statistic meta:table-count="1" meta:cell-count="881" meta:object-count="0"/>
  </office:meta>
</office:document-meta>
</file>